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2">
      <style:text-properties fo:font-weight="bold" style:font-weight-asian="bold" style:font-weight-complex="bold"/>
    </style:style>
    <style:style style:name="P11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74345040" text:id="ct174345040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74345184" text:id="ct17434518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74345512" text:id="ct17434551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4052448" text:id="ct174052448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74052544" text:id="ct17405254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4422216" text:id="ct174422216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74369888" text:id="ct17436988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74465344" text:id="ct1744653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4466080" text:id="ct17446608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74466360" text:id="ct1744663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4466176" text:id="ct17446617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4496776" text:id="ct17449677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74485744" text:id="ct17448574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4459488" text:id="ct17445948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4471784" text:id="ct17447178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4460296" text:id="ct17446029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4479800" text:id="ct17447980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0796856" text:id="ct180796856">
          <text:insertion>
            <office:change-info>
              <dc:creator>Gauthier Bastien</dc:creator>
              <dc:date>2015-01-19T11:10:00</dc:date>
            </office:change-info>
          </text:insertion>
        </text:changed-region>
        <text:changed-region xml:id="ct180470392" text:id="ct180470392">
          <text:insertion>
            <office:change-info>
              <dc:creator>Gauthier Bastien</dc:creator>
              <dc:date>2015-01-19T11:10:00</dc:date>
            </office:change-info>
          </text:insertion>
        </text:changed-region>
        <text:changed-region xml:id="ct181219136" text:id="ct181219136">
          <text:insertion>
            <office:change-info>
              <dc:creator>Gauthier Bastien</dc:creator>
              <dc:date>2015-01-19T11:10:00</dc:date>
            </office:change-info>
          </text:insertion>
        </text:changed-region>
        <text:changed-region xml:id="ct166758984" text:id="ct166758984">
          <text:insertion>
            <office:change-info>
              <dc:creator>Gauthier Bastien</dc:creator>
              <dc:date>2015-01-19T11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4345040"/>self.displayValue(self.listProposingGroups(),self.getProposingGroup())<text:change-end text:change-id="ct174345040"/></text:p>
          <text:p text:style-name="P3"><text:line-break/>Correspondant :<text:line-break/><text:change-start text:change-id="ct174345184"/>self.portal_membership.getMemberInfo(self.Creator())['fullname']<text:change-end text:change-id="ct174345184"/></text:p>
          <text:p text:style-name="P3"><text:line-break/>Références : <text:change-start text:change-id="ct174345512"/>self.getItemReference()<text:change-end text:change-id="ct174345512"/></text:p>
        </draw:text-box>
      </draw:frame>
      <text:p text:style-name="Standard2">Du registre aux délibérations du <text:change-start text:change-id="ct174052448"/>self.portal_plonemeeting.getMeetingConfig(self).Title()<text:change-end text:change-id="ct174052448"/> a été extrait ce qui suit :<text:line-break/></text:p>
      <text:p text:style-name="P4">Séance du <text:change-start text:change-id="ct174052544"/>self.getMeeting().Title()<text:change-end text:change-id="ct174052544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74422216"/><text:span text:style-name="T1">self.getItemNumber(relativeTo='meeting')</text:span><text:change-end text:change-id="ct174422216"/><text:span text:style-name="T1"> : </text:span><text:change-start text:change-id="ct174369888"/><text:span text:style-name="T1">self.</text:span>Title()<text:change-end text:change-id="ct174369888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2"><text:span text:style-name="T3">do text if self.getItemSignatures()</text:span></text:p></office:annotation><text:change-start text:change-id="ct174465344"/>self.getItemSignatures().split('\n')[0]<text:change-end text:change-id="ct174465344"/></text:p>
            <text:p text:style-name="P5">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66080"/>self.getItemSignatories(theObjects=True)[1].getGender()=='m' and 'Le' or 'La'<text:change-end text:change-id="ct174466080"/> 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66360"/>self.getItemSignatories(theObjects=True)[1].getDuty()<text:change-end text:change-id="ct17446636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2"><text:span text:style-name="T2">do text if self.getItemSignatures()</text:span></text:p></office:annotation><text:change-start text:change-id="ct174466176"/>self.getItemSignatures().split('\n')[2]<text:change-end text:change-id="ct174466176"/></text:p>
            <text:p text:style-name="P6">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96776"/>self.getItemSignatories(theObjects=True)[0].getGender()=='m' and 'Le' or 'La'<text:change-end text:change-id="ct174496776"/> 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85744"/>self.getItemSignatories(theObjects=True)[0].getDuty()<text:change-end text:change-id="ct17448574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2"><text:span text:style-name="T3">do text if self.getItemSignatures()</text:span></text:p></office:annotation><text:change-start text:change-id="ct174459488"/>self.getItemSignatures().split('\n')[1]<text:change-end text:change-id="ct174459488"/></text:p>
            <text:p text:style-name="P5">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71784"/>self.getItemSignatories(theObjects=True)[1].Title()<text:change-end text:change-id="ct174471784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2"><text:span text:style-name="T3">do text if self.getItemSignatures()</text:span></text:p></office:annotation><text:change-start text:change-id="ct174460296"/>self.getItemSignatures().split('\n')[3]<text:change-end text:change-id="ct174460296"/></text:p>
            <text:p text:style-name="P6"><office:annotation><dc:creator>Gauthier Bastien</dc:creator><dc:date>2013-01-17T15:13:33</dc:date><text:p text:style-name="P12"><text:span text:style-name="T2">do text if not self.getItemSignatures()</text:span></text:p></office:annotation><text:change-start text:change-id="ct174479800"/>self.getItemSignatories(theObjects=True)[0].Title()<text:change-end text:change-id="ct174479800"/></text:p>
          </table:table-cell>
        </table:table-row>
        <table:table-row>
          <table:table-cell table:style-name="Tableau2.A1" table:number-columns-spanned="2" office:value-type="string">
            <text:p text:style-name="P9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80796856"/>self.adapted().getCertifiedSignatures().split('\n')[0]<text:change-end text:change-id="ct180796856"/></text:p>
          </table:table-cell>
          <table:table-cell table:style-name="Tableau2.A1" office:value-type="string">
            <text:p text:style-name="P6"><text:change-start text:change-id="ct180470392"/>self.adapted().getCertifiedSignatures().split('\n')[2]<text:change-end text:change-id="ct180470392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81219136"/>self.adapted().getCertifiedSignatures().split('\n')[1]<text:change-end text:change-id="ct181219136"/></text:p>
          </table:table-cell>
          <table:table-cell table:style-name="Tableau2.A1" office:value-type="string">
            <text:p text:style-name="P6"><text:change-start text:change-id="ct166758984"/>self.adapted().getCertifiedSignatures().split('\n')[3]<text:change-end text:change-id="ct166758984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1-19T08:51:35</meta:creation-date>
    <dc:language>fr-FR</dc:language>
    <meta:editing-cycles>5</meta:editing-cycles>
    <meta:editing-duration>PT42S</meta:editing-duration>
    <meta:initial-creator>Gauthier Bastien</meta:initial-creator>
    <dc:date>2015-01-19T11:10:57</dc:date>
    <dc:creator>Gauthier Bastien</dc:creator>
    <meta:document-statistic meta:table-count="1" meta:image-count="0" meta:object-count="0" meta:page-count="1" meta:paragraph-count="25" meta:word-count="92" meta:character-count="1338" meta:non-whitespace-character-count="1276"/>
    <meta:user-defined meta:name="Info 1"/>
    <meta:user-defined meta:name="Info 2"/>
    <meta:user-defined meta:name="Info 3"/>
    <meta:user-defined meta:name="Info 4"/>
  </office:meta>
</office:document-meta>
</file>